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officeooo:paragraph-rsid="0002c777"/>
    </style:style>
    <style:style style:name="P3" style:family="paragraph" style:parent-style-name="Heading_20_2" style:list-style-name="">
      <style:paragraph-properties>
        <style:tab-stops>
          <style:tab-stop style:position="6.6929in" style:type="right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OrgBulletedList"/>
    <style:style style:name="P6" style:family="paragraph" style:parent-style-name="Text_20_body" style:list-style-name="OrgBulletedList">
      <style:text-properties officeooo:paragraph-rsid="000255a5"/>
    </style:style>
    <style:style style:name="P7" style:family="paragraph" style:parent-style-name="Text_20_body" style:list-style-name="OrgNumberedList"/>
    <style:style style:name="P8" style:family="paragraph" style:parent-style-name="Text_20_body" style:list-style-name="OrgBulletedList">
      <style:text-properties officeooo:rsid="00054382" officeooo:paragraph-rsid="00054382"/>
    </style:style>
    <style:style style:name="P9" style:family="paragraph" style:parent-style-name="Text_20_body" style:list-style-name="L1">
      <style:text-properties officeooo:rsid="00054382" officeooo:paragraph-rsid="00054382"/>
    </style:style>
    <style:style style:name="P10" style:family="paragraph" style:parent-style-name="Text_20_body" style:list-style-name="OrgBulletedList">
      <style:text-properties officeooo:rsid="00061acf" officeooo:paragraph-rsid="00061acf"/>
    </style:style>
    <style:style style:name="P11" style:family="paragraph" style:parent-style-name="Text_20_body" style:list-style-name="L1">
      <style:text-properties officeooo:rsid="000a4251" officeooo:paragraph-rsid="000a4251"/>
    </style:style>
    <style:style style:name="P12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</style:style>
    <style:style style:name="P13" style:family="paragraph" style:parent-style-name="Heading_20_1">
      <style:text-properties officeooo:rsid="00054382" officeooo:paragraph-rsid="00054382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05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periment Protocol</text:title></text:p>
      <text:p text:style-name="OrgSubtitle"/>
      <text:p text:style-name="OrgSubtitle"/>
      <text:h text:style-name="Heading_20_1" text:outline-level="1"><text:bookmark-start text:name="OrgXref.sec-1"/><text:bookmark text:name="sec-1"/>Basisdaten <text:bookmark-end text:name="OrgXref.sec-1"/></text:h>
      <text:list xml:id="list2812669316294673860" text:style-name="OrgBulletedList">
        <text:list-item>
          <text:p text:style-name="P5">VPCode </text:p>
        </text:list-item>
        <text:list-item>
          <text:p text:style-name="P5">Datum </text:p>
        </text:list-item>
        <text:list-item>
          <text:p text:style-name="P5">Geschlecht </text:p>
        </text:list-item>
        <text:list-item>
          <text:p text:style-name="P5">Kappe: Größe und ID </text:p>
        </text:list-item>
        <text:list-item>
          <text:p text:style-name="P5">Experimentleiter </text:p>
        </text:list-item>
      </text:list>
      <text:h text:style-name="Heading_20_1" text:outline-level="1"><text:bookmark-start text:name="OrgXref.sec-2"/><text:bookmark text:name="sec-2"/>Aufbau <text:bookmark-end text:name="OrgXref.sec-2"/></text:h>
      <text:list xml:id="list93412806138391" text:style-name="OrgBulletedList">
        <text:list-item>
          <text:p text:style-name="P5">Amplifier </text:p>
          <text:list>
            <text:list-item>
              <text:p text:style-name="P5">DC Amp 1 -&gt; Port 1 </text:p>
            </text:list-item>
            <text:list-item>
              <text:p text:style-name="P5">DC Amp 2 -&gt; Port 2 </text:p>
            </text:list-item>
            <text:list-item>
              <text:p text:style-name="P5">ExG Amp -&gt; Port 3 </text:p>
            </text:list-item>
          </text:list>
        </text:list-item>
        <text:list-item>
          <text:p text:style-name="P5">EEG-Kappe </text:p>
        </text:list-item>
        <text:list-item>
          <text:p text:style-name="P5">Button in rechter Hand (Rechtshänder, sonst andersherum) </text:p>
        </text:list-item>
        <text:list-item>
          <text:p text:style-name="P5">Pulssensor an linker Hand </text:p>
        </text:list-item>
        <text:list-item>
          <text:p text:style-name="P5">EMG an rechter Hand (zu Button) </text:p>
        </text:list-item>
        <text:list-item>
          <text:p text:style-name="P5">Hautleitfähigkeitssensor (linker Zeige-/Mittelfinger) </text:p>
        </text:list-item>
        <text:list-item>
          <text:p text:style-name="P5">Atemgurt </text:p>
        </text:list-item>
        <text:list-item>
          <text:p text:style-name="P5">Optischer Sensor </text:p>
          <text:list>
            <text:list-item>
              <text:p text:style-name="P5">Signal Gain: 10 </text:p>
            </text:list-item>
            <text:list-item>
              <text:p text:style-name="P5">Trigger Level: ca 1.5 </text:p>
            </text:list-item>
          </text:list>
        </text:list-item>
        <text:list-item>
          <text:p text:style-name="P5">Distanz zum Bildschirm: 80cm </text:p>
        </text:list-item>
      </text:list>
      <text:h text:style-name="Heading_20_1" text:outline-level="1"><text:bookmark-start text:name="OrgXref.sec-3"/><text:bookmark text:name="sec-3"/>Vorbedingungen an Probanden <text:bookmark-end text:name="OrgXref.sec-3"/></text:h>
      <text:p text:style-name="Text_20_body">tbd -&gt; Fahrererfahrung!? </text:p>
      <text:h text:style-name="P12" text:outline-level="1"/>
      <text:h text:style-name="P14" text:outline-level="1"><text:bookmark-start text:name="OrgXref.sec-4"/>Presession <text:bookmark-end text:name="OrgXref.sec-4"/></text:h>
      <text:h text:style-name="Heading_20_2" text:outline-level="2"><text:bookmark-start text:name="OrgXref.sec-4-1"/><text:bookmark text:name="sec-4-1"/>Hinweise <text:bookmark-end text:name="OrgXref.sec-4-1"/></text:h>
      <text:list xml:id="list93412746657000" text:style-name="OrgBulletedList">
        <text:list-item>
          <text:p text:style-name="P5">EEG-Artifakte erklären </text:p>
        </text:list-item>
        <text:list-item>
          <text:p text:style-name="P5">Augenbewegungen gering halten </text:p>
        </text:list-item>
        <text:list-item>
          <text:p text:style-name="P5">Pausen nach jedem Block nutzen, um aktiv zu entspannen </text:p>
        </text:list-item>
      </text:list>
      <text:h text:style-name="Heading_20_2" text:outline-level="2"><text:bookmark-start text:name="OrgXref.sec-4-2"/><text:bookmark text:name="sec-4-2"/>Aufbau <text:bookmark-end text:name="OrgXref.sec-4-2"/></text:h>
      <text:list xml:id="list4966104933852622912" text:style-name="OrgNumberedList">
        <text:list-item>
          <text:p text:style-name="P7">Augen geschlossen/offen </text:p>
        </text:list-item>
        <text:list-item>
          <text:p text:style-name="P7">Reaktionszeit </text:p>
        </text:list-item>
        <text:list-item>
          <text:p text:style-name="P7">wir zeigen Ihnen gleich 20 Blöcke mit je 8 kurzen Sequenzen am Ende jeder Szene bitten wir Sie, kurz die Komplexität einzuschätzen </text:p>
        </text:list-item>
      </text:list>
      <text:h text:style-name="Heading_20_2" text:outline-level="2"><text:bookmark-start text:name="OrgXref.sec-4-3"/><text:bookmark text:name="sec-4-3"/>Recording <text:bookmark-end text:name="OrgXref.sec-4-3"/></text:h>
      <text:list xml:id="list93412026917088" text:style-name="OrgBulletedList">
        <text:list-item>
          <text:p text:style-name="P8">(Webcam starten)<text:tab/></text:p>
        </text:list-item>
        <text:list-item>
          <text:p text:style-name="P5">30 Sekunde Augen offen/geschlossen </text:p>
        </text:list-item>
        <text:list-item>
          <text:p text:style-name="P5">Button testen </text:p>
        </text:list-item>
        <text:list-item>
          <text:p text:style-name="P5">Reaktionszeit </text:p>
          <text:list>
            <text:list-item>
              <text:p text:style-name="P5">4 Blöcke mit je 5 Stimuli im Zeitraum [1, 3], max 2 Sekunden </text:p>
            </text:list-item>
          </text:list>
        </text:list-item>
      </text:list>
      <text:h text:style-name="Heading_20_1" text:outline-level="1"><text:bookmark-start text:name="OrgXref.sec-5"/><text:bookmark text:name="sec-5"/>Hinweise/Erklärung Experiment <text:bookmark-end text:name="OrgXref.sec-5"/></text:h>
      <text:h text:style-name="Heading_20_2" text:outline-level="2"><text:bookmark-start text:name="OrgXref.sec-5-1"/><text:bookmark text:name="sec-5-1"/>Ziel <text:bookmark-end text:name="OrgXref.sec-5-1"/></text:h>
      <text:p text:style-name="Text_20_body">Wir wollen untersuchen, wie Sie Gefahren im Straßenverkehr wahrnehmen. </text:p>
      <text:h text:style-name="Heading_20_2" text:outline-level="2"><text:bookmark-start text:name="OrgXref.sec-5-2"/><text:bookmark text:name="sec-5-2"/>Szenenbetrachtung bei <text:bookmark-end text:name="OrgXref.sec-5-2"/><text:span text:style-name="T1">selbstfahrendem Auto</text:span></text:h>
      <text:list xml:id="list93413490960073" text:style-name="OrgBulletedList">
        <text:list-item>
          <text:p text:style-name="P5">Sie sind Beifahrer in einem autonomen Fahrzeug <text:span text:style-name="T1">(das selber fährt), sehen aus dem Auto nach vorne</text:span></text:p>
        </text:list-item>
        <text:list-item>
          <text:p text:style-name="P5">beobachten Fahrszenen, die sich in ihrer Komplexität und dem Risiko unterscheiden </text:p>
        </text:list-item>
        <text:list-item>
          <text:p text:style-name="P6">einige dieser Szenen wurden um <text:span text:style-name="T1">Strichmännchen</text:span> erweitert, um mehr Ereignisse darstellen zu können </text:p>
        </text:list-item>
      </text:list>
      <text:h text:style-name="P3" text:outline-level="2"/>
      <text:h text:style-name="P4" text:outline-level="2"><text:bookmark-start text:name="OrgXref.sec-5-3"/><text:bookmark text:name="sec-5-3"/>Aufgabe <text:bookmark-end text:name="OrgXref.sec-5-3"/></text:h>
      <text:list xml:id="list93412819553849" text:style-name="OrgBulletedList">
        <text:list-item>
          <text:p text:style-name="P5">Sie haben nur eine Interaktionsmöglichkeit: Einen Knopf, mit dem Sie dem Auto mitteilen, dass die Szene gefährlich ist und es sehr defensiv fahren soll </text:p>
        </text:list-item>
        <text:list-item>
          <text:p text:style-name="P5">Drücken Sie den Knopf, sobald Sie die Szene für gefährlich halten. Achten Sie darauf, den Knopf nicht unnötig zu drücken. </text:p>
        </text:list-item>
        <text:list-item>
          <text:p text:style-name="P5">hier: (der Einfachheit halber): Sie erhalten nur eine leichte Verdunkelung als Feedback, das Fahrzeug stoppt nicht. </text:p>
        </text:list-item>
        <text:list-item>
          <text:p text:style-name="P5">=&gt; Proband wiederholen lassen </text:p>
        </text:list-item>
      </text:list>
      <text:h text:style-name="Heading_20_2" text:outline-level="2"><text:span text:style-name="T1">Familiarization</text:span><text:bookmark-start text:name="OrgXref.sec-5-4"/> <text:bookmark-end text:name="OrgXref.sec-5-4"/></text:h>
      <text:list xml:id="list93412058726058" text:style-name="OrgBulletedList">
        <text:list-item>
          <text:p text:style-name="P5"><text:span text:style-name="T1">drei</text:span> <text:span text:style-name="T1">Szenen</text:span> (Block 0) <text:span text:style-name="T1">werden</text:span> abgespielt </text:p>
        </text:list-item>
        <text:list-item>
          <text:p text:style-name="P8">bitte schauen Sie die Szenen an, drücken Sie den Button, sobald Sie die Szene für gefährlich halten</text:p>
        </text:list-item>
        <text:list-item>
          <text:p text:style-name="P8">nach jeder Szene gibt es eine Skala, bei der Sie bewerten sollen, wie komplex Sie die Szene fanden (→ Beispiel)</text:p>
          <text:list>
            <text:list-item>
              <text:p text:style-name="P10">während diese angezeigt wird und im schwarzen Bildschirm danach können Sie sich entspannen</text:p>
            </text:list-item>
          </text:list>
        </text:list-item>
        <text:list-item>
          <text:p text:style-name="P5">Fragebogen <text:span text:style-name="T1">nach jedem fünften Block → </text:span>vor<text:span text:style-name="T1">stellen</text:span></text:p>
        </text:list-item>
      </text:list>
      <text:h text:style-name="P13" text:outline-level="1">Hauptexperiment</text:h>
      <text:list xml:id="list1681764608438804599" text:style-name="L1">
        <text:list-item>
          <text:p text:style-name="P9"><text:bookmark-start text:name="OrgXref.sec-6"/>F<text:bookmark-end text:name="OrgXref.sec-6"/>rage nach Komplexität nach jeder Szene, kurz verbal Verstehen bestätigen</text:p>
        </text:list-item>
        <text:list-item>
          <text:p text:style-name="P9">Fragebogen nach jedem fünften Block (viermal)</text:p>
        </text:list-item>
        <text:list-item>
          <text:p text:style-name="P11">Eye-Tracking-Kalibrierung</text:p>
        </text:list-item>
      </text:list>
      <text:h text:style-name="Heading_20_2" text:outline-level="2"/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enrich Kolkhorst</dc:creator>
    <meta:initial-creator>Henrich Kolkhorst</meta:initial-creator>
    <dc:date>2016-01-29T08:27:45.924308337</dc:date>
    <meta:creation-date>2015-12-08T09:34:11</meta:creation-date>
    <meta:generator>LibreOffice/5.0.2.2$Linux_X86_64 LibreOffice_project/00m0$Build-2</meta:generator>
    <meta:keyword>nil</meta:keyword>
    <dc:subject>nil</dc:subject>
    <dc:title>Experiment Protocol</dc:title>
    <meta:editing-duration>P1DT9H2M13S</meta:editing-duration>
    <meta:editing-cycles>7</meta:editing-cycles>
    <meta:printed-by>Henrich Kolkhorst</meta:printed-by>
    <meta:print-date>2015-12-08T10:20:07.521615976</meta:print-date>
    <meta:document-statistic meta:table-count="0" meta:image-count="0" meta:object-count="0" meta:page-count="3" meta:paragraph-count="65" meta:word-count="388" meta:character-count="2409" meta:non-whitespace-character-count="2081"/>
  </office:meta>
</office:document-meta>
</file>